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sionics</text:p>
      <text:p text:style-name="Standard"><text:tab/>-Intuition</text:p>
      <text:p text:style-name="Standard"><text:tab/>-Manipulation</text:p>
      <text:p text:style-name="Standard"><text:tab/>-Domination</text:p>
      <text:p text:style-name="Standard"><text:tab/>-Insanity</text:p>
      <text:p text:style-name="Standard"><text:tab/>-Dreaming</text:p>
      <text:p text:style-name="Standard"><text:tab/>-Sub-humanoid</text:p>
      <text:p text:style-name="Standard"><text:tab/>-Human</text:p>
      <text:p text:style-name="Standard"><text:tab/><text:tab/>-Weak willed</text:p>
      <text:p text:style-name="Standard"><text:tab/><text:tab/>-Strong willed</text:p>
      <text:p text:style-name="Standard"><text:tab/>-Super-humanoid</text:p>
      <text:p text:style-name="Standard">Elemental Evocation</text:p>
      <text:p text:style-name="Standard"><text:tab/>-Fire</text:p>
      <text:p text:style-name="Standard"><text:tab/>-Water</text:p>
      <text:p text:style-name="Standard"><text:tab/>-Earth</text:p>
      <text:p text:style-name="Standard"><text:tab/>-Air</text:p>
      <text:p text:style-name="Standard"><text:tab/>-Ice</text:p>
      <text:p text:style-name="Standard"><text:tab/>-Wood</text:p>
      <text:p text:style-name="Standard"><text:tab/>-Storm</text:p>
      <text:p text:style-name="Standard"><text:tab/>-Stone</text:p>
      <text:p text:style-name="Standard"><text:tab/>-Metal</text:p>
      <text:p text:style-name="Standard">Ritual</text:p>
      <text:p text:style-name="Standard"><text:tab/>-Temporary Conjuration</text:p>
      <text:p text:style-name="Standard"><text:tab/><text:tab/>-Links with Alchemy (Ritual focuses on larger-level summoning)</text:p>
      <text:p text:style-name="Standard"><text:tab/>-Portals (Permanent Conjuration)</text:p>
      <text:p text:style-name="Standard"><text:tab/><text:tab/>-Demons</text:p>
      <text:p text:style-name="Standard"><text:tab/><text:tab/>-Elementals</text:p>
      <text:p text:style-name="Standard"><text:tab/>-Geis</text:p>
      <text:p text:style-name="Standard"><text:tab/>-Release</text:p>
      <text:p text:style-name="Standard"><text:tab/>-Wards</text:p>
      <text:p text:style-name="Standard"><text:tab/>-Glyphs</text:p>
      <text:p text:style-name="Standard">Alchemy</text:p>
      <text:p text:style-name="Standard"><text:tab/>-Temporary Conjuration</text:p>
      <text:p text:style-name="Standard"><text:tab/><text:tab/>-Links with Ritual (but Alchemy focuses on lower-level summoning)</text:p>
      <text:p text:style-name="Standard"><text:tab/>-Restoration</text:p>
      <text:p text:style-name="Standard"><text:tab/>-Poisoning</text:p>
      <text:p text:style-name="Standard"><text:tab/>-Cursing</text:p>
      <text:p text:style-name="Standard"><text:tab/>-Reactive</text:p>
      <text:p text:style-name="Standard">Spiritual</text:p>
      <text:p text:style-name="Standard"><text:tab/>-Purity</text:p>
      <text:p text:style-name="Standard"><text:tab/>-Communication</text:p>
      <text:p text:style-name="Standard"><text:tab/>-Strength of Will</text:p>
      <text:p text:style-name="Standard"><text:tab/>-Good</text:p>
      <text:p text:style-name="Standard"><text:tab/>-Evil</text:p>
      <text:p text:style-name="Standard">Corruption</text:p>
      <text:p text:style-name="Standard"><text:tab/>-Lichcraft</text:p>
      <text:p text:style-name="Standard"><text:tab/>-Vampirism</text:p>
      <text:p text:style-name="Standard"><text:tab/>-Animalism</text:p>
      <text:p text:style-name="Standard"><text:tab/>-Domination</text:p>
      <text:p text:style-name="Standard"><text:soft-page-break/><text:tab/><text:tab/>-Links with Psionics</text:p>
      <text:p text:style-name="Standard"><text:tab/>-Mastery of Fire or Storm</text:p>
      <text:p text:style-name="Standard"><text:tab/><text:tab/>-Links with Elemental Evocation</text:p>
      <text:p text:style-name="Standard"><text:tab/>-Portals</text:p>
      <text:p text:style-name="Standard"><text:tab/><text:tab/>-Links with Ritual</text:p>
      <text:p text:style-name="Standard"><text:tab/>-Alchemy</text:p>
      <text:p text:style-name="Standard"><text:tab/><text:tab/>-Cursing</text:p>
      <text:p text:style-name="Standard"><text:tab/>-Spiritual</text:p>
      <text:p text:style-name="Standard"><text:tab/><text:tab/>-Ev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Krieghan Riley</meta:initial-creator>
    <meta:creation-date>2010-12-20T19:04:46.17</meta:creation-date>
    <meta:document-statistic meta:table-count="0" meta:image-count="0" meta:object-count="0" meta:page-count="2" meta:paragraph-count="58" meta:word-count="93" meta:character-count="790"/>
    <dc:date>2010-12-20T19:42:51.73</dc:date>
    <dc:creator>Krieghan Riley</dc:creator>
    <meta:editing-duration>PT00H07M15S</meta:editing-duration>
    <meta:editing-cycles>1</meta:editing-cycles>
    <meta:generator>OpenOffice.org/3.0$Win32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